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79.57pt" svg:height="329.1pt" svg:x="1668.39pt" svg:y="144.14pt">
            <draw:object draw:notify-on-update-of-ranges="Sheet1.D5:Sheet1.N5 Sheet1.D20:Sheet1.N20 Sheet1.D35:Sheet1.N35 Sheet1.D50:Sheet1.N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07.03pt" svg:height="350.79pt" svg:x="1657.36pt" svg:y="516.9pt">
            <draw:object draw:notify-on-update-of-ranges="Sheet1.E20:Sheet1.N20 Sheet1.E50:Sheet1.N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09.82pt" svg:height="290.89pt" svg:x="952.75pt" svg:y="151.29pt">
            <draw:object draw:notify-on-update-of-ranges="Sheet1.E23:Sheet1.N23 Sheet1.E24:Sheet1.N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09.82pt" svg:height="290.89pt" svg:x="986.6pt" svg:y="510.86pt">
            <draw:object draw:notify-on-update-of-ranges="Sheet1.E52:Sheet1.N52 Sheet1.E54:Sheet1.N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/>
          <table:table-cell table:number-columns-repeated="13" office:value-type="string" calcext:value-type="string">
            <text:p>seq</text:p>
          </table:table-cell>
          <table:table-cell table:number-columns-repeated="5"/>
          <table:table-cell office:value-type="string" calcext:value-type="string">
            <text:p>Speed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seq</text:p>
          </table:table-cell>
          <table:table-cell table:style-name="ce1" office:value-type="float" office:value="0.069" calcext:value-type="float">
            <text:p>0.0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481" calcext:value-type="float">
            <text:p>1.48</text:p>
          </table:table-cell>
          <table:table-cell table:style-name="ce1" office:value-type="float" office:value="3.461" calcext:value-type="float">
            <text:p>3.46</text:p>
          </table:table-cell>
          <table:table-cell table:style-name="ce1" office:value-type="float" office:value="6.229" calcext:value-type="float">
            <text:p>6.23</text:p>
          </table:table-cell>
          <table:table-cell table:style-name="ce1" office:value-type="float" office:value="9.265" calcext:value-type="float">
            <text:p>9.27</text:p>
          </table:table-cell>
          <table:table-cell table:style-name="ce1" office:value-type="float" office:value="14.235" calcext:value-type="float">
            <text:p>14.24</text:p>
          </table:table-cell>
          <table:table-cell table:style-name="ce1" office:value-type="float" office:value="19.46" calcext:value-type="float">
            <text:p>19.46</text:p>
          </table:table-cell>
          <table:table-cell table:style-name="ce1" office:value-type="float" office:value="25.514" calcext:value-type="float">
            <text:p>25.51</text:p>
          </table:table-cell>
          <table:table-cell table:style-name="ce1" office:value-type="float" office:value="32.325" calcext:value-type="float">
            <text:p>32.33</text:p>
          </table:table-cell>
          <table:table-cell table:style-name="ce1" office:value-type="float" office:value="41.187" calcext:value-type="float">
            <text:p>41.19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parallel</text:p>
          </table:table-cell>
          <table:table-cell table:style-name="ce2" office:value-type="float" office:value="0.04787896" calcext:value-type="float">
            <text:p>0.05</text:p>
          </table:table-cell>
          <table:table-cell table:style-name="ce2" office:value-type="float" office:value="0.09859487" calcext:value-type="float">
            <text:p>0.10</text:p>
          </table:table-cell>
          <table:table-cell table:style-name="ce2" office:value-type="float" office:value="0.2117549" calcext:value-type="float">
            <text:p>0.21</text:p>
          </table:table-cell>
          <table:table-cell table:style-name="ce2" office:value-type="float" office:value="0.3474225" calcext:value-type="float">
            <text:p>0.35</text:p>
          </table:table-cell>
          <table:table-cell table:style-name="ce2" office:value-type="float" office:value="0.5033212" calcext:value-type="float">
            <text:p>0.50</text:p>
          </table:table-cell>
          <table:table-cell table:style-name="ce2" office:value-type="float" office:value="0.6742683" calcext:value-type="float">
            <text:p>0.67</text:p>
          </table:table-cell>
          <table:table-cell table:style-name="ce2" office:value-type="float" office:value="0.8633303" calcext:value-type="float">
            <text:p>0.86</text:p>
          </table:table-cell>
          <table:table-cell table:style-name="ce2" office:value-type="float" office:value="1.074759" calcext:value-type="float">
            <text:p>1.07</text:p>
          </table:table-cell>
          <table:table-cell table:style-name="ce2" office:value-type="float" office:value="1.296867" calcext:value-type="float">
            <text:p>1.30</text:p>
          </table:table-cell>
          <table:table-cell table:style-name="ce2" office:value-type="float" office:value="1.542786" calcext:value-type="float">
            <text:p>1.54</text:p>
          </table:table-cell>
          <table:table-cell table:style-name="ce2" office:value-type="float" office:value="1.808914" calcext:value-type="float">
            <text:p>1.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1.49" calcext:value-type="float">
            <text:p>1.49</text:p>
          </table:table-cell>
          <table:table-cell office:value-type="float" office:value="3.45" calcext:value-type="float">
            <text:p>3.45</text:p>
          </table:table-cell>
          <table:table-cell office:value-type="float" office:value="6.23" calcext:value-type="float">
            <text:p>6.23</text:p>
          </table:table-cell>
          <table:table-cell office:value-type="float" office:value="9.17" calcext:value-type="float">
            <text:p>9.17</text:p>
          </table:table-cell>
          <table:table-cell office:value-type="float" office:value="14.29" calcext:value-type="float">
            <text:p>14.29</text:p>
          </table:table-cell>
          <table:table-cell office:value-type="float" office:value="19.47" calcext:value-type="float">
            <text:p>19.47</text:p>
          </table:table-cell>
          <table:table-cell office:value-type="float" office:value="25.56" calcext:value-type="float">
            <text:p>25.56</text:p>
          </table:table-cell>
          <table:table-cell office:value-type="float" office:value="32.23" calcext:value-type="float">
            <text:p>32.23</text:p>
          </table:table-cell>
          <table:table-cell office:value-type="float" office:value="41.22" calcext:value-type="float">
            <text:p>41.22</text:p>
          </table:table-cell>
          <table:table-cell table:number-columns-repeated="5"/>
          <table:table-cell office:value-type="string" calcext:value-type="string">
            <text:p>Sp</text:p>
          </table:table-cell>
          <table:table-cell table:style-name="ce1" office:value-type="float" office:value="1.4411340597206" calcext:value-type="float">
            <text:p>1.44</text:p>
          </table:table-cell>
          <table:table-cell table:style-name="ce1" office:value-type="float" office:value="3.54988043495569" calcext:value-type="float">
            <text:p>3.55</text:p>
          </table:table-cell>
          <table:table-cell table:style-name="ce1" office:value-type="float" office:value="6.99393496915538" calcext:value-type="float">
            <text:p>6.99</text:p>
          </table:table-cell>
          <table:table-cell table:style-name="ce1" office:value-type="float" office:value="9.9619339564939" calcext:value-type="float">
            <text:p>9.96</text:p>
          </table:table-cell>
          <table:table-cell table:style-name="ce1" office:value-type="float" office:value="12.3757950191647" calcext:value-type="float">
            <text:p>12.38</text:p>
          </table:table-cell>
          <table:table-cell table:style-name="ce1" office:value-type="float" office:value="13.7408209758638" calcext:value-type="float">
            <text:p>13.74</text:p>
          </table:table-cell>
          <table:table-cell table:style-name="ce1" office:value-type="float" office:value="16.4884749208964" calcext:value-type="float">
            <text:p>16.49</text:p>
          </table:table-cell>
          <table:table-cell table:style-name="ce1" office:value-type="float" office:value="18.1063847802158" calcext:value-type="float">
            <text:p>18.11</text:p>
          </table:table-cell>
          <table:table-cell table:style-name="ce1" office:value-type="float" office:value="19.6735671429684" calcext:value-type="float">
            <text:p>19.67</text:p>
          </table:table-cell>
          <table:table-cell table:style-name="ce1" office:value-type="float" office:value="20.9523550252595" calcext:value-type="float">
            <text:p>20.95</text:p>
          </table:table-cell>
          <table:table-cell table:style-name="ce1" office:value-type="float" office:value="22.7689099647634" calcext:value-type="float">
            <text:p>22.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1.47" calcext:value-type="float">
            <text:p>1.47</text:p>
          </table:table-cell>
          <table:table-cell office:value-type="float" office:value="3.44" calcext:value-type="float">
            <text:p>3.44</text:p>
          </table:table-cell>
          <table:table-cell office:value-type="float" office:value="6.23" calcext:value-type="float">
            <text:p>6.23</text:p>
          </table:table-cell>
          <table:table-cell office:value-type="float" office:value="9.2" calcext:value-type="float">
            <text:p>9.2</text:p>
          </table:table-cell>
          <table:table-cell office:value-type="float" office:value="14.23" calcext:value-type="float">
            <text:p>14.23</text:p>
          </table:table-cell>
          <table:table-cell office:value-type="float" office:value="19.42" calcext:value-type="float">
            <text:p>19.42</text:p>
          </table:table-cell>
          <table:table-cell office:value-type="float" office:value="25.59" calcext:value-type="float">
            <text:p>25.59</text:p>
          </table:table-cell>
          <table:table-cell office:value-type="float" office:value="32.35" calcext:value-type="float">
            <text:p>32.35</text:p>
          </table:table-cell>
          <table:table-cell office:value-type="float" office:value="40.73" calcext:value-type="float">
            <text:p>40.73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1.51" calcext:value-type="float">
            <text:p>1.51</text:p>
          </table:table-cell>
          <table:table-cell office:value-type="float" office:value="3.47" calcext:value-type="float">
            <text:p>3.47</text:p>
          </table:table-cell>
          <table:table-cell office:value-type="float" office:value="6.24" calcext:value-type="float">
            <text:p>6.24</text:p>
          </table:table-cell>
          <table:table-cell office:value-type="float" office:value="9.15" calcext:value-type="float">
            <text:p>9.15</text:p>
          </table:table-cell>
          <table:table-cell office:value-type="float" office:value="14.29" calcext:value-type="float">
            <text:p>14.29</text:p>
          </table:table-cell>
          <table:table-cell office:value-type="float" office:value="19.4" calcext:value-type="float">
            <text:p>19.4</text:p>
          </table:table-cell>
          <table:table-cell office:value-type="float" office:value="25.52" calcext:value-type="float">
            <text:p>25.52</text:p>
          </table:table-cell>
          <table:table-cell office:value-type="float" office:value="32.29" calcext:value-type="float">
            <text:p>32.29</text:p>
          </table:table-cell>
          <table:table-cell office:value-type="float" office:value="41.19" calcext:value-type="float">
            <text:p>41.19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1.47" calcext:value-type="float">
            <text:p>1.47</text:p>
          </table:table-cell>
          <table:table-cell office:value-type="float" office:value="3.54" calcext:value-type="float">
            <text:p>3.54</text:p>
          </table:table-cell>
          <table:table-cell office:value-type="float" office:value="6.22" calcext:value-type="float">
            <text:p>6.22</text:p>
          </table:table-cell>
          <table:table-cell office:value-type="float" office:value="9.18" calcext:value-type="float">
            <text:p>9.18</text:p>
          </table:table-cell>
          <table:table-cell office:value-type="float" office:value="14.22" calcext:value-type="float">
            <text:p>14.22</text:p>
          </table:table-cell>
          <table:table-cell office:value-type="float" office:value="19.43" calcext:value-type="float">
            <text:p>19.43</text:p>
          </table:table-cell>
          <table:table-cell office:value-type="float" office:value="25.49" calcext:value-type="float">
            <text:p>25.49</text:p>
          </table:table-cell>
          <table:table-cell office:value-type="float" office:value="32.36" calcext:value-type="float">
            <text:p>32.36</text:p>
          </table:table-cell>
          <table:table-cell office:value-type="float" office:value="41.17" calcext:value-type="float">
            <text:p>41.17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1.47" calcext:value-type="float">
            <text:p>1.47</text:p>
          </table:table-cell>
          <table:table-cell office:value-type="float" office:value="3.5" calcext:value-type="float">
            <text:p>3.5</text:p>
          </table:table-cell>
          <table:table-cell office:value-type="float" office:value="6.21" calcext:value-type="float">
            <text:p>6.21</text:p>
          </table:table-cell>
          <table:table-cell office:value-type="float" office:value="9.16" calcext:value-type="float">
            <text:p>9.16</text:p>
          </table:table-cell>
          <table:table-cell office:value-type="float" office:value="14.22" calcext:value-type="float">
            <text:p>14.22</text:p>
          </table:table-cell>
          <table:table-cell office:value-type="float" office:value="19.51" calcext:value-type="float">
            <text:p>19.51</text:p>
          </table:table-cell>
          <table:table-cell office:value-type="float" office:value="25.52" calcext:value-type="float">
            <text:p>25.52</text:p>
          </table:table-cell>
          <table:table-cell office:value-type="float" office:value="32.37" calcext:value-type="float">
            <text:p>32.37</text:p>
          </table:table-cell>
          <table:table-cell office:value-type="float" office:value="41.22" calcext:value-type="float">
            <text:p>41.22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1.47" calcext:value-type="float">
            <text:p>1.47</text:p>
          </table:table-cell>
          <table:table-cell office:value-type="float" office:value="3.47" calcext:value-type="float">
            <text:p>3.47</text:p>
          </table:table-cell>
          <table:table-cell office:value-type="float" office:value="6.22" calcext:value-type="float">
            <text:p>6.22</text:p>
          </table:table-cell>
          <table:table-cell office:value-type="float" office:value="9.22" calcext:value-type="float">
            <text:p>9.22</text:p>
          </table:table-cell>
          <table:table-cell office:value-type="float" office:value="14.24" calcext:value-type="float">
            <text:p>14.24</text:p>
          </table:table-cell>
          <table:table-cell office:value-type="float" office:value="19.48" calcext:value-type="float">
            <text:p>19.48</text:p>
          </table:table-cell>
          <table:table-cell office:value-type="float" office:value="25.42" calcext:value-type="float">
            <text:p>25.42</text:p>
          </table:table-cell>
          <table:table-cell office:value-type="float" office:value="32.39" calcext:value-type="float">
            <text:p>32.39</text:p>
          </table:table-cell>
          <table:table-cell office:value-type="float" office:value="41.22" calcext:value-type="float">
            <text:p>41.22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1.49" calcext:value-type="float">
            <text:p>1.49</text:p>
          </table:table-cell>
          <table:table-cell office:value-type="float" office:value="3.44" calcext:value-type="float">
            <text:p>3.44</text:p>
          </table:table-cell>
          <table:table-cell office:value-type="float" office:value="6.23" calcext:value-type="float">
            <text:p>6.23</text:p>
          </table:table-cell>
          <table:table-cell office:value-type="float" office:value="9.17" calcext:value-type="float">
            <text:p>9.17</text:p>
          </table:table-cell>
          <table:table-cell office:value-type="float" office:value="14.2" calcext:value-type="float">
            <text:p>14.2</text:p>
          </table:table-cell>
          <table:table-cell office:value-type="float" office:value="19.48" calcext:value-type="float">
            <text:p>19.48</text:p>
          </table:table-cell>
          <table:table-cell office:value-type="float" office:value="25.48" calcext:value-type="float">
            <text:p>25.48</text:p>
          </table:table-cell>
          <table:table-cell office:value-type="float" office:value="32.28" calcext:value-type="float">
            <text:p>32.28</text:p>
          </table:table-cell>
          <table:table-cell office:value-type="float" office:value="41.34" calcext:value-type="float">
            <text:p>41.34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1.49" calcext:value-type="float">
            <text:p>1.49</text:p>
          </table:table-cell>
          <table:table-cell office:value-type="float" office:value="3.42" calcext:value-type="float">
            <text:p>3.42</text:p>
          </table:table-cell>
          <table:table-cell office:value-type="float" office:value="6.26" calcext:value-type="float">
            <text:p>6.26</text:p>
          </table:table-cell>
          <table:table-cell office:value-type="float" office:value="9.16" calcext:value-type="float">
            <text:p>9.16</text:p>
          </table:table-cell>
          <table:table-cell office:value-type="float" office:value="14.25" calcext:value-type="float">
            <text:p>14.25</text:p>
          </table:table-cell>
          <table:table-cell office:value-type="float" office:value="19.48" calcext:value-type="float">
            <text:p>19.48</text:p>
          </table:table-cell>
          <table:table-cell office:value-type="float" office:value="25.5" calcext:value-type="float">
            <text:p>25.5</text:p>
          </table:table-cell>
          <table:table-cell office:value-type="float" office:value="32.36" calcext:value-type="float">
            <text:p>32.36</text:p>
          </table:table-cell>
          <table:table-cell office:value-type="float" office:value="41.26" calcext:value-type="float">
            <text:p>41.26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1.47" calcext:value-type="float">
            <text:p>1.47</text:p>
          </table:table-cell>
          <table:table-cell office:value-type="float" office:value="3.44" calcext:value-type="float">
            <text:p>3.44</text:p>
          </table:table-cell>
          <table:table-cell office:value-type="float" office:value="6.22" calcext:value-type="float">
            <text:p>6.22</text:p>
          </table:table-cell>
          <table:table-cell office:value-type="float" office:value="9.32" calcext:value-type="float">
            <text:p>9.32</text:p>
          </table:table-cell>
          <table:table-cell office:value-type="float" office:value="14.18" calcext:value-type="float">
            <text:p>14.18</text:p>
          </table:table-cell>
          <table:table-cell office:value-type="float" office:value="19.44" calcext:value-type="float">
            <text:p>19.44</text:p>
          </table:table-cell>
          <table:table-cell office:value-type="float" office:value="25.48" calcext:value-type="float">
            <text:p>25.48</text:p>
          </table:table-cell>
          <table:table-cell office:value-type="float" office:value="32.26" calcext:value-type="float">
            <text:p>32.26</text:p>
          </table:table-cell>
          <table:table-cell office:value-type="float" office:value="41.24" calcext:value-type="float">
            <text:p>41.24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1.48" calcext:value-type="float">
            <text:p>1.48</text:p>
          </table:table-cell>
          <table:table-cell office:value-type="float" office:value="3.44" calcext:value-type="float">
            <text:p>3.44</text:p>
          </table:table-cell>
          <table:table-cell office:value-type="float" office:value="6.23" calcext:value-type="float">
            <text:p>6.23</text:p>
          </table:table-cell>
          <table:table-cell office:value-type="float" office:value="9.92" calcext:value-type="float">
            <text:p>9.92</text:p>
          </table:table-cell>
          <table:table-cell office:value-type="float" office:value="14.23" calcext:value-type="float">
            <text:p>14.23</text:p>
          </table:table-cell>
          <table:table-cell office:value-type="float" office:value="19.49" calcext:value-type="float">
            <text:p>19.49</text:p>
          </table:table-cell>
          <table:table-cell office:value-type="float" office:value="25.58" calcext:value-type="float">
            <text:p>25.58</text:p>
          </table:table-cell>
          <table:table-cell office:value-type="float" office:value="32.36" calcext:value-type="float">
            <text:p>32.36</text:p>
          </table:table-cell>
          <table:table-cell office:value-type="float" office:value="41.28" calcext:value-type="float">
            <text:p>41.28</text:p>
          </table:table-cell>
          <table:table-cell table:number-columns-repeated="1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8:.B17])" office:value-type="float" office:value="0" calcext:value-type="float">
            <text:p>0</text:p>
          </table:table-cell>
          <table:table-cell table:formula="of:=AVERAGE([.C8:.C17])" office:value-type="float" office:value="0" calcext:value-type="float">
            <text:p>0</text:p>
          </table:table-cell>
          <table:table-cell table:formula="of:=AVERAGE([.D8:.D17])" office:value-type="float" office:value="0.069" calcext:value-type="float">
            <text:p>0.069</text:p>
          </table:table-cell>
          <table:table-cell table:formula="of:=AVERAGE([.E8:.E17])" office:value-type="float" office:value="0.35" calcext:value-type="float">
            <text:p>0.35</text:p>
          </table:table-cell>
          <table:table-cell table:formula="of:=AVERAGE([.F8:.F17])" office:value-type="float" office:value="1.481" calcext:value-type="float">
            <text:p>1.481</text:p>
          </table:table-cell>
          <table:table-cell table:formula="of:=AVERAGE([.G8:.G17])" office:value-type="float" office:value="3.461" calcext:value-type="float">
            <text:p>3.461</text:p>
          </table:table-cell>
          <table:table-cell table:formula="of:=AVERAGE([.H8:.H17])" office:value-type="float" office:value="6.229" calcext:value-type="float">
            <text:p>6.229</text:p>
          </table:table-cell>
          <table:table-cell table:formula="of:=AVERAGE([.I8:.I17])" office:value-type="float" office:value="9.265" calcext:value-type="float">
            <text:p>9.265</text:p>
          </table:table-cell>
          <table:table-cell table:formula="of:=AVERAGE([.J8:.J17])" office:value-type="float" office:value="14.235" calcext:value-type="float">
            <text:p>14.235</text:p>
          </table:table-cell>
          <table:table-cell table:formula="of:=AVERAGE([.K8:.K17])" office:value-type="float" office:value="19.46" calcext:value-type="float">
            <text:p>19.46</text:p>
          </table:table-cell>
          <table:table-cell table:formula="of:=AVERAGE([.L8:.L17])" office:value-type="float" office:value="25.514" calcext:value-type="float">
            <text:p>25.514</text:p>
          </table:table-cell>
          <table:table-cell table:formula="of:=AVERAGE([.M8:.M17])" office:value-type="float" office:value="32.325" calcext:value-type="float">
            <text:p>32.325</text:p>
          </table:table-cell>
          <table:table-cell table:formula="of:=AVERAGE([.N8:.N17])" office:value-type="float" office:value="41.187" calcext:value-type="float">
            <text:p>41.187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/10000(base)</text:p>
          </table:table-cell>
          <table:table-cell office:value-type="float" office:value="0" calcext:value-type="float">
            <text:p>0</text:p>
          </table:table-cell>
          <table:table-cell table:formula="of:=[.E5]/[.E5]" office:value-type="float" office:value="1" calcext:value-type="float">
            <text:p>1</text:p>
          </table:table-cell>
          <table:table-cell table:formula="of:=[.F5]/[.E5]" office:value-type="float" office:value="2" calcext:value-type="float">
            <text:p>2</text:p>
          </table:table-cell>
          <table:table-cell table:formula="of:=[.G5]/[.E5]" office:value-type="float" office:value="3" calcext:value-type="float">
            <text:p>3</text:p>
          </table:table-cell>
          <table:table-cell table:formula="of:=[.H5]/[.E5]" office:value-type="float" office:value="4" calcext:value-type="float">
            <text:p>4</text:p>
          </table:table-cell>
          <table:table-cell table:formula="of:=[.I5]/[.E5]" office:value-type="float" office:value="5" calcext:value-type="float">
            <text:p>5</text:p>
          </table:table-cell>
          <table:table-cell table:formula="of:=[.J5]/[.E5]" office:value-type="float" office:value="6" calcext:value-type="float">
            <text:p>6</text:p>
          </table:table-cell>
          <table:table-cell table:formula="of:=[.K5]/[.E5]" office:value-type="float" office:value="7" calcext:value-type="float">
            <text:p>7</text:p>
          </table:table-cell>
          <table:table-cell table:formula="of:=[.L5]/[.E5]" office:value-type="float" office:value="8" calcext:value-type="float">
            <text:p>8</text:p>
          </table:table-cell>
          <table:table-cell table:formula="of:=[.M5]/[.E5]" office:value-type="float" office:value="9" calcext:value-type="float">
            <text:p>9</text:p>
          </table:table-cell>
          <table:table-cell table:formula="of:=[.N5]/[.E5]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(N/10000)^2</text:p>
          </table:table-cell>
          <table:table-cell/>
          <table:table-cell table:formula="of:=[.E22]*[.E22]" office:value-type="float" office:value="1" calcext:value-type="float">
            <text:p>1</text:p>
          </table:table-cell>
          <table:table-cell table:formula="of:=[.F22]*[.F22]" office:value-type="float" office:value="4" calcext:value-type="float">
            <text:p>4</text:p>
          </table:table-cell>
          <table:table-cell table:formula="of:=[.G22]*[.G22]" office:value-type="float" office:value="9" calcext:value-type="float">
            <text:p>9</text:p>
          </table:table-cell>
          <table:table-cell table:formula="of:=[.H22]*[.H22]" office:value-type="float" office:value="16" calcext:value-type="float">
            <text:p>16</text:p>
          </table:table-cell>
          <table:table-cell table:formula="of:=[.I22]*[.I22]" office:value-type="float" office:value="25" calcext:value-type="float">
            <text:p>25</text:p>
          </table:table-cell>
          <table:table-cell table:formula="of:=[.J22]*[.J22]" office:value-type="float" office:value="36" calcext:value-type="float">
            <text:p>36</text:p>
          </table:table-cell>
          <table:table-cell table:formula="of:=[.K22]*[.K22]" office:value-type="float" office:value="49" calcext:value-type="float">
            <text:p>49</text:p>
          </table:table-cell>
          <table:table-cell table:formula="of:=[.L22]*[.L22]" office:value-type="float" office:value="64" calcext:value-type="float">
            <text:p>64</text:p>
          </table:table-cell>
          <table:table-cell table:formula="of:=[.M22]*[.M22]" office:value-type="float" office:value="81" calcext:value-type="float">
            <text:p>81</text:p>
          </table:table-cell>
          <table:table-cell table:formula="of:=[.N22]*[.N22]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ime(n)/time(10000)</text:p>
          </table:table-cell>
          <table:table-cell office:value-type="float" office:value="0" calcext:value-type="float">
            <text:p>0</text:p>
          </table:table-cell>
          <table:table-cell table:formula="of:=[.E17]/[.E17]" office:value-type="float" office:value="1" calcext:value-type="float">
            <text:p>1</text:p>
          </table:table-cell>
          <table:table-cell table:formula="of:=[.F20]/[.E20]" office:value-type="float" office:value="4.23142857142857" calcext:value-type="float">
            <text:p>4.23142857142857</text:p>
          </table:table-cell>
          <table:table-cell table:formula="of:=[.G20]/[.E20]" office:value-type="float" office:value="9.88857142857143" calcext:value-type="float">
            <text:p>9.88857142857143</text:p>
          </table:table-cell>
          <table:table-cell table:formula="of:=[.H20]/[.E20]" office:value-type="float" office:value="17.7971428571429" calcext:value-type="float">
            <text:p>17.7971428571429</text:p>
          </table:table-cell>
          <table:table-cell table:formula="of:=[.I20]/[.E20]" office:value-type="float" office:value="26.4714285714286" calcext:value-type="float">
            <text:p>26.4714285714286</text:p>
          </table:table-cell>
          <table:table-cell table:formula="of:=[.J20]/[.E20]" office:value-type="float" office:value="40.6714285714286" calcext:value-type="float">
            <text:p>40.6714285714286</text:p>
          </table:table-cell>
          <table:table-cell table:formula="of:=[.K20]/[.E20]" office:value-type="float" office:value="55.6" calcext:value-type="float">
            <text:p>55.6</text:p>
          </table:table-cell>
          <table:table-cell table:formula="of:=[.L20]/[.E20]" office:value-type="float" office:value="72.8971428571429" calcext:value-type="float">
            <text:p>72.8971428571429</text:p>
          </table:table-cell>
          <table:table-cell table:formula="of:=[.M20]/[.E20]" office:value-type="float" office:value="92.3571428571429" calcext:value-type="float">
            <text:p>92.3571428571429</text:p>
          </table:table-cell>
          <table:table-cell table:formula="of:=[.N20]/[.E20]" office:value-type="float" office:value="117.677142857143" calcext:value-type="float">
            <text:p>117.677142857143</text:p>
          </table:table-cell>
          <table:table-cell table:number-columns-repeated="1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30"/>
        </table:table-row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table:number-columns-repeated="13" office:value-type="string" calcext:value-type="string">
            <text:p>parallel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000976192" calcext:value-type="float">
            <text:p>0.000976192</text:p>
          </table:table-cell>
          <table:table-cell office:value-type="float" office:value="0.00918131" calcext:value-type="float">
            <text:p>0.00918131</text:p>
          </table:table-cell>
          <table:table-cell office:value-type="float" office:value="0.0483768" calcext:value-type="float">
            <text:p>0.0483768</text:p>
          </table:table-cell>
          <table:table-cell office:value-type="float" office:value="0.0988823" calcext:value-type="float">
            <text:p>0.0988823</text:p>
          </table:table-cell>
          <table:table-cell office:value-type="float" office:value="0.213237" calcext:value-type="float">
            <text:p>0.213237</text:p>
          </table:table-cell>
          <table:table-cell office:value-type="float" office:value="0.349662" calcext:value-type="float">
            <text:p>0.349662</text:p>
          </table:table-cell>
          <table:table-cell office:value-type="float" office:value="0.499891" calcext:value-type="float">
            <text:p>0.499891</text:p>
          </table:table-cell>
          <table:table-cell office:value-type="float" office:value="0.674962" calcext:value-type="float">
            <text:p>0.674962</text:p>
          </table:table-cell>
          <table:table-cell office:value-type="float" office:value="0.861262" calcext:value-type="float">
            <text:p>0.861262</text:p>
          </table:table-cell>
          <table:table-cell office:value-type="float" office:value="1.08716" calcext:value-type="float">
            <text:p>1.08716</text:p>
          </table:table-cell>
          <table:table-cell office:value-type="float" office:value="1.29341" calcext:value-type="float">
            <text:p>1.29341</text:p>
          </table:table-cell>
          <table:table-cell office:value-type="float" office:value="1.54124" calcext:value-type="float">
            <text:p>1.54124</text:p>
          </table:table-cell>
          <table:table-cell office:value-type="float" office:value="1.80631" calcext:value-type="float">
            <text:p>1.806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09376" calcext:value-type="float">
            <text:p>0.0009376</text:p>
          </table:table-cell>
          <table:table-cell office:value-type="float" office:value="0.0092728" calcext:value-type="float">
            <text:p>0.0092728</text:p>
          </table:table-cell>
          <table:table-cell office:value-type="float" office:value="0.0479277" calcext:value-type="float">
            <text:p>0.0479277</text:p>
          </table:table-cell>
          <table:table-cell office:value-type="float" office:value="0.0986639" calcext:value-type="float">
            <text:p>0.0986639</text:p>
          </table:table-cell>
          <table:table-cell office:value-type="float" office:value="0.212532" calcext:value-type="float">
            <text:p>0.212532</text:p>
          </table:table-cell>
          <table:table-cell office:value-type="float" office:value="0.347689" calcext:value-type="float">
            <text:p>0.347689</text:p>
          </table:table-cell>
          <table:table-cell office:value-type="float" office:value="0.507421" calcext:value-type="float">
            <text:p>0.507421</text:p>
          </table:table-cell>
          <table:table-cell office:value-type="float" office:value="0.674163" calcext:value-type="float">
            <text:p>0.674163</text:p>
          </table:table-cell>
          <table:table-cell office:value-type="float" office:value="0.859356" calcext:value-type="float">
            <text:p>0.859356</text:p>
          </table:table-cell>
          <table:table-cell office:value-type="float" office:value="1.08894" calcext:value-type="float">
            <text:p>1.08894</text:p>
          </table:table-cell>
          <table:table-cell office:value-type="float" office:value="1.30668" calcext:value-type="float">
            <text:p>1.30668</text:p>
          </table:table-cell>
          <table:table-cell office:value-type="float" office:value="1.54025" calcext:value-type="float">
            <text:p>1.54025</text:p>
          </table:table-cell>
          <table:table-cell office:value-type="float" office:value="1.80188" calcext:value-type="float">
            <text:p>1.801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098192" calcext:value-type="float">
            <text:p>0.00098192</text:p>
          </table:table-cell>
          <table:table-cell office:value-type="float" office:value="0.00973763" calcext:value-type="float">
            <text:p>0.00973763</text:p>
          </table:table-cell>
          <table:table-cell office:value-type="float" office:value="0.0476387" calcext:value-type="float">
            <text:p>0.0476387</text:p>
          </table:table-cell>
          <table:table-cell office:value-type="float" office:value="0.0974531" calcext:value-type="float">
            <text:p>0.0974531</text:p>
          </table:table-cell>
          <table:table-cell office:value-type="float" office:value="0.211934" calcext:value-type="float">
            <text:p>0.211934</text:p>
          </table:table-cell>
          <table:table-cell office:value-type="float" office:value="0.344503" calcext:value-type="float">
            <text:p>0.344503</text:p>
          </table:table-cell>
          <table:table-cell office:value-type="float" office:value="0.506229" calcext:value-type="float">
            <text:p>0.506229</text:p>
          </table:table-cell>
          <table:table-cell office:value-type="float" office:value="0.673936" calcext:value-type="float">
            <text:p>0.673936</text:p>
          </table:table-cell>
          <table:table-cell office:value-type="float" office:value="0.861597" calcext:value-type="float">
            <text:p>0.861597</text:p>
          </table:table-cell>
          <table:table-cell office:value-type="float" office:value="1.06751" calcext:value-type="float">
            <text:p>1.06751</text:p>
          </table:table-cell>
          <table:table-cell office:value-type="float" office:value="1.29526" calcext:value-type="float">
            <text:p>1.29526</text:p>
          </table:table-cell>
          <table:table-cell office:value-type="float" office:value="1.54266" calcext:value-type="float">
            <text:p>1.54266</text:p>
          </table:table-cell>
          <table:table-cell office:value-type="float" office:value="1.80484" calcext:value-type="float">
            <text:p>1.804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0978144" calcext:value-type="float">
            <text:p>0.000978144</text:p>
          </table:table-cell>
          <table:table-cell office:value-type="float" office:value="0.00991523" calcext:value-type="float">
            <text:p>0.00991523</text:p>
          </table:table-cell>
          <table:table-cell office:value-type="float" office:value="0.048059" calcext:value-type="float">
            <text:p>0.048059</text:p>
          </table:table-cell>
          <table:table-cell office:value-type="float" office:value="0.0984435" calcext:value-type="float">
            <text:p>0.0984435</text:p>
          </table:table-cell>
          <table:table-cell office:value-type="float" office:value="0.211404" calcext:value-type="float">
            <text:p>0.211404</text:p>
          </table:table-cell>
          <table:table-cell office:value-type="float" office:value="0.35053" calcext:value-type="float">
            <text:p>0.35053</text:p>
          </table:table-cell>
          <table:table-cell office:value-type="float" office:value="0.504261" calcext:value-type="float">
            <text:p>0.504261</text:p>
          </table:table-cell>
          <table:table-cell office:value-type="float" office:value="0.673853" calcext:value-type="float">
            <text:p>0.673853</text:p>
          </table:table-cell>
          <table:table-cell office:value-type="float" office:value="0.859863" calcext:value-type="float">
            <text:p>0.859863</text:p>
          </table:table-cell>
          <table:table-cell office:value-type="float" office:value="1.06449" calcext:value-type="float">
            <text:p>1.06449</text:p>
          </table:table-cell>
          <table:table-cell office:value-type="float" office:value="1.29184" calcext:value-type="float">
            <text:p>1.29184</text:p>
          </table:table-cell>
          <table:table-cell office:value-type="float" office:value="1.54139" calcext:value-type="float">
            <text:p>1.54139</text:p>
          </table:table-cell>
          <table:table-cell office:value-type="float" office:value="1.82376" calcext:value-type="float">
            <text:p>1.823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0982208" calcext:value-type="float">
            <text:p>0.000982208</text:p>
          </table:table-cell>
          <table:table-cell office:value-type="float" office:value="0.00944352" calcext:value-type="float">
            <text:p>0.00944352</text:p>
          </table:table-cell>
          <table:table-cell office:value-type="float" office:value="0.0474764" calcext:value-type="float">
            <text:p>0.0474764</text:p>
          </table:table-cell>
          <table:table-cell office:value-type="float" office:value="0.0986373" calcext:value-type="float">
            <text:p>0.0986373</text:p>
          </table:table-cell>
          <table:table-cell office:value-type="float" office:value="0.210872" calcext:value-type="float">
            <text:p>0.210872</text:p>
          </table:table-cell>
          <table:table-cell office:value-type="float" office:value="0.344914" calcext:value-type="float">
            <text:p>0.344914</text:p>
          </table:table-cell>
          <table:table-cell office:value-type="float" office:value="0.50608" calcext:value-type="float">
            <text:p>0.50608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0.865983" calcext:value-type="float">
            <text:p>0.865983</text:p>
          </table:table-cell>
          <table:table-cell office:value-type="float" office:value="1.072" calcext:value-type="float">
            <text:p>1.072</text:p>
          </table:table-cell>
          <table:table-cell office:value-type="float" office:value="1.31163" calcext:value-type="float">
            <text:p>1.31163</text:p>
          </table:table-cell>
          <table:table-cell office:value-type="float" office:value="1.53846" calcext:value-type="float">
            <text:p>1.53846</text:p>
          </table:table-cell>
          <table:table-cell office:value-type="float" office:value="1.80756" calcext:value-type="float">
            <text:p>1.80756</text:p>
          </table:table-cell>
          <table:table-cell table:number-columns-repeated="11"/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979008" calcext:value-type="float">
            <text:p>0.000979008</text:p>
          </table:table-cell>
          <table:table-cell office:value-type="float" office:value="0.009684" calcext:value-type="float">
            <text:p>0.009684</text:p>
          </table:table-cell>
          <table:table-cell office:value-type="float" office:value="0.0471859" calcext:value-type="float">
            <text:p>0.0471859</text:p>
          </table:table-cell>
          <table:table-cell office:value-type="float" office:value="0.0983704" calcext:value-type="float">
            <text:p>0.0983704</text:p>
          </table:table-cell>
          <table:table-cell office:value-type="float" office:value="0.212006" calcext:value-type="float">
            <text:p>0.212006</text:p>
          </table:table-cell>
          <table:table-cell office:value-type="float" office:value="0.348959" calcext:value-type="float">
            <text:p>0.348959</text:p>
          </table:table-cell>
          <table:table-cell office:value-type="float" office:value="0.503469" calcext:value-type="float">
            <text:p>0.503469</text:p>
          </table:table-cell>
          <table:table-cell office:value-type="float" office:value="0.671793" calcext:value-type="float">
            <text:p>0.671793</text:p>
          </table:table-cell>
          <table:table-cell office:value-type="float" office:value="0.873818" calcext:value-type="float">
            <text:p>0.873818</text:p>
          </table:table-cell>
          <table:table-cell office:value-type="float" office:value="1.06773" calcext:value-type="float">
            <text:p>1.06773</text:p>
          </table:table-cell>
          <table:table-cell office:value-type="float" office:value="1.28553" calcext:value-type="float">
            <text:p>1.28553</text:p>
          </table:table-cell>
          <table:table-cell office:value-type="float" office:value="1.55832" calcext:value-type="float">
            <text:p>1.55832</text:p>
          </table:table-cell>
          <table:table-cell office:value-type="float" office:value="1.80399" calcext:value-type="float">
            <text:p>1.803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0967296" calcext:value-type="float">
            <text:p>0.000967296</text:p>
          </table:table-cell>
          <table:table-cell office:value-type="float" office:value="0.0095505" calcext:value-type="float">
            <text:p>0.0095505</text:p>
          </table:table-cell>
          <table:table-cell office:value-type="float" office:value="0.0487383" calcext:value-type="float">
            <text:p>0.0487383</text:p>
          </table:table-cell>
          <table:table-cell office:value-type="float" office:value="0.0986158" calcext:value-type="float">
            <text:p>0.0986158</text:p>
          </table:table-cell>
          <table:table-cell office:value-type="float" office:value="0.212325" calcext:value-type="float">
            <text:p>0.212325</text:p>
          </table:table-cell>
          <table:table-cell office:value-type="float" office:value="0.349208" calcext:value-type="float">
            <text:p>0.349208</text:p>
          </table:table-cell>
          <table:table-cell office:value-type="float" office:value="0.507877" calcext:value-type="float">
            <text:p>0.507877</text:p>
          </table:table-cell>
          <table:table-cell office:value-type="float" office:value="0.672485" calcext:value-type="float">
            <text:p>0.672485</text:p>
          </table:table-cell>
          <table:table-cell office:value-type="float" office:value="0.861053" calcext:value-type="float">
            <text:p>0.861053</text:p>
          </table:table-cell>
          <table:table-cell office:value-type="float" office:value="1.08165" calcext:value-type="float">
            <text:p>1.08165</text:p>
          </table:table-cell>
          <table:table-cell office:value-type="float" office:value="1.28571" calcext:value-type="float">
            <text:p>1.28571</text:p>
          </table:table-cell>
          <table:table-cell office:value-type="float" office:value="1.54124" calcext:value-type="float">
            <text:p>1.54124</text:p>
          </table:table-cell>
          <table:table-cell office:value-type="float" office:value="1.8026" calcext:value-type="float">
            <text:p>1.80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0991456" calcext:value-type="float">
            <text:p>0.000991456</text:p>
          </table:table-cell>
          <table:table-cell office:value-type="float" office:value="0.00952509" calcext:value-type="float">
            <text:p>0.00952509</text:p>
          </table:table-cell>
          <table:table-cell office:value-type="float" office:value="0.047706" calcext:value-type="float">
            <text:p>0.047706</text:p>
          </table:table-cell>
          <table:table-cell office:value-type="float" office:value="0.0985013" calcext:value-type="float">
            <text:p>0.0985013</text:p>
          </table:table-cell>
          <table:table-cell office:value-type="float" office:value="0.210144" calcext:value-type="float">
            <text:p>0.210144</text:p>
          </table:table-cell>
          <table:table-cell office:value-type="float" office:value="0.348908" calcext:value-type="float">
            <text:p>0.348908</text:p>
          </table:table-cell>
          <table:table-cell office:value-type="float" office:value="0.496425" calcext:value-type="float">
            <text:p>0.496425</text:p>
          </table:table-cell>
          <table:table-cell office:value-type="float" office:value="0.674715" calcext:value-type="float">
            <text:p>0.674715</text:p>
          </table:table-cell>
          <table:table-cell office:value-type="float" office:value="0.86169" calcext:value-type="float">
            <text:p>0.86169</text:p>
          </table:table-cell>
          <table:table-cell office:value-type="float" office:value="1.07634" calcext:value-type="float">
            <text:p>1.07634</text:p>
          </table:table-cell>
          <table:table-cell office:value-type="float" office:value="1.29831" calcext:value-type="float">
            <text:p>1.29831</text:p>
          </table:table-cell>
          <table:table-cell office:value-type="float" office:value="1.54025" calcext:value-type="float">
            <text:p>1.54025</text:p>
          </table:table-cell>
          <table:table-cell office:value-type="float" office:value="1.81361" calcext:value-type="float">
            <text:p>1.813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0970592" calcext:value-type="float">
            <text:p>0.000970592</text:p>
          </table:table-cell>
          <table:table-cell office:value-type="float" office:value="0.00967533" calcext:value-type="float">
            <text:p>0.00967533</text:p>
          </table:table-cell>
          <table:table-cell office:value-type="float" office:value="0.0476097" calcext:value-type="float">
            <text:p>0.0476097</text:p>
          </table:table-cell>
          <table:table-cell office:value-type="float" office:value="0.098921" calcext:value-type="float">
            <text:p>0.098921</text:p>
          </table:table-cell>
          <table:table-cell office:value-type="float" office:value="0.210823" calcext:value-type="float">
            <text:p>0.210823</text:p>
          </table:table-cell>
          <table:table-cell office:value-type="float" office:value="0.341701" calcext:value-type="float">
            <text:p>0.341701</text:p>
          </table:table-cell>
          <table:table-cell office:value-type="float" office:value="0.498748" calcext:value-type="float">
            <text:p>0.498748</text:p>
          </table:table-cell>
          <table:table-cell office:value-type="float" office:value="0.678006" calcext:value-type="float">
            <text:p>0.678006</text:p>
          </table:table-cell>
          <table:table-cell office:value-type="float" office:value="0.862159" calcext:value-type="float">
            <text:p>0.862159</text:p>
          </table:table-cell>
          <table:table-cell office:value-type="float" office:value="1.07111" calcext:value-type="float">
            <text:p>1.07111</text:p>
          </table:table-cell>
          <table:table-cell office:value-type="float" office:value="1.29928" calcext:value-type="float">
            <text:p>1.29928</text:p>
          </table:table-cell>
          <table:table-cell office:value-type="float" office:value="1.54266" calcext:value-type="float">
            <text:p>1.54266</text:p>
          </table:table-cell>
          <table:table-cell office:value-type="float" office:value="1.81278" calcext:value-type="float">
            <text:p>1.812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0994112" calcext:value-type="float">
            <text:p>0.000994112</text:p>
          </table:table-cell>
          <table:table-cell office:value-type="float" office:value="0.00936032" calcext:value-type="float">
            <text:p>0.00936032</text:p>
          </table:table-cell>
          <table:table-cell office:value-type="float" office:value="0.0480711" calcext:value-type="float">
            <text:p>0.0480711</text:p>
          </table:table-cell>
          <table:table-cell office:value-type="float" office:value="0.0994601" calcext:value-type="float">
            <text:p>0.0994601</text:p>
          </table:table-cell>
          <table:table-cell office:value-type="float" office:value="0.212272" calcext:value-type="float">
            <text:p>0.212272</text:p>
          </table:table-cell>
          <table:table-cell office:value-type="float" office:value="0.348151" calcext:value-type="float">
            <text:p>0.348151</text:p>
          </table:table-cell>
          <table:table-cell office:value-type="float" office:value="0.502811" calcext:value-type="float">
            <text:p>0.502811</text:p>
          </table:table-cell>
          <table:table-cell office:value-type="float" office:value="0.674261" calcext:value-type="float">
            <text:p>0.674261</text:p>
          </table:table-cell>
          <table:table-cell office:value-type="float" office:value="0.866522" calcext:value-type="float">
            <text:p>0.866522</text:p>
          </table:table-cell>
          <table:table-cell office:value-type="float" office:value="1.07066" calcext:value-type="float">
            <text:p>1.07066</text:p>
          </table:table-cell>
          <table:table-cell office:value-type="float" office:value="1.30102" calcext:value-type="float">
            <text:p>1.30102</text:p>
          </table:table-cell>
          <table:table-cell office:value-type="float" office:value="1.54139" calcext:value-type="float">
            <text:p>1.54139</text:p>
          </table:table-cell>
          <table:table-cell office:value-type="float" office:value="1.81181" calcext:value-type="float">
            <text:p>1.81181</text:p>
          </table:table-cell>
          <table:table-cell table:number-columns-repeated="1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8:.B47])" office:value-type="float" office:value="0.0009758528" calcext:value-type="float">
            <text:p>0.0009758528</text:p>
          </table:table-cell>
          <table:table-cell table:formula="of:=AVERAGE([.C38:.C47])" office:value-type="float" office:value="0.009534573" calcext:value-type="float">
            <text:p>0.009534573</text:p>
          </table:table-cell>
          <table:table-cell table:formula="of:=AVERAGE([.D38:.D47])" office:value-type="float" office:value="0.04787896" calcext:value-type="float">
            <text:p>0.04787896</text:p>
          </table:table-cell>
          <table:table-cell table:formula="of:=AVERAGE([.E38:.E47])" office:value-type="float" office:value="0.09859487" calcext:value-type="float">
            <text:p>0.09859487</text:p>
          </table:table-cell>
          <table:table-cell table:formula="of:=AVERAGE([.F38:.F47])" office:value-type="float" office:value="0.2117549" calcext:value-type="float">
            <text:p>0.2117549</text:p>
          </table:table-cell>
          <table:table-cell table:formula="of:=AVERAGE([.G38:.G47])" office:value-type="float" office:value="0.3474225" calcext:value-type="float">
            <text:p>0.3474225</text:p>
          </table:table-cell>
          <table:table-cell table:formula="of:=AVERAGE([.H38:.H47])" office:value-type="float" office:value="0.5033212" calcext:value-type="float">
            <text:p>0.5033212</text:p>
          </table:table-cell>
          <table:table-cell table:formula="of:=AVERAGE([.I38:.I47])" office:value-type="float" office:value="0.6742683" calcext:value-type="float">
            <text:p>0.6742683</text:p>
          </table:table-cell>
          <table:table-cell table:formula="of:=AVERAGE([.J38:.J47])" office:value-type="float" office:value="0.8633303" calcext:value-type="float">
            <text:p>0.8633303</text:p>
          </table:table-cell>
          <table:table-cell table:formula="of:=AVERAGE([.K38:.K47])" office:value-type="float" office:value="1.074759" calcext:value-type="float">
            <text:p>1.074759</text:p>
          </table:table-cell>
          <table:table-cell table:formula="of:=AVERAGE([.L38:.L47])" office:value-type="float" office:value="1.296867" calcext:value-type="float">
            <text:p>1.296867</text:p>
          </table:table-cell>
          <table:table-cell table:formula="of:=AVERAGE([.M38:.M47])" office:value-type="float" office:value="1.542786" calcext:value-type="float">
            <text:p>1.542786</text:p>
          </table:table-cell>
          <table:table-cell table:formula="of:=AVERAGE([.N38:.N47])" office:value-type="float" office:value="1.808914" calcext:value-type="float">
            <text:p>1.808914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/10000(base)</text:p>
          </table:table-cell>
          <table:table-cell office:value-type="float" office:value="0" calcext:value-type="float">
            <text:p>0</text:p>
          </table:table-cell>
          <table:table-cell table:formula="of:=[.E35]/[.E35]" office:value-type="float" office:value="1" calcext:value-type="float">
            <text:p>1</text:p>
          </table:table-cell>
          <table:table-cell table:formula="of:=[.F35]/[.E35]" office:value-type="float" office:value="2" calcext:value-type="float">
            <text:p>2</text:p>
          </table:table-cell>
          <table:table-cell table:formula="of:=[.G35]/[.E35]" office:value-type="float" office:value="3" calcext:value-type="float">
            <text:p>3</text:p>
          </table:table-cell>
          <table:table-cell table:formula="of:=[.H35]/[.E35]" office:value-type="float" office:value="4" calcext:value-type="float">
            <text:p>4</text:p>
          </table:table-cell>
          <table:table-cell table:formula="of:=[.I35]/[.E35]" office:value-type="float" office:value="5" calcext:value-type="float">
            <text:p>5</text:p>
          </table:table-cell>
          <table:table-cell table:formula="of:=[.J35]/[.E35]" office:value-type="float" office:value="6" calcext:value-type="float">
            <text:p>6</text:p>
          </table:table-cell>
          <table:table-cell table:formula="of:=[.K35]/[.E35]" office:value-type="float" office:value="7" calcext:value-type="float">
            <text:p>7</text:p>
          </table:table-cell>
          <table:table-cell table:formula="of:=[.L35]/[.E35]" office:value-type="float" office:value="8" calcext:value-type="float">
            <text:p>8</text:p>
          </table:table-cell>
          <table:table-cell table:formula="of:=[.M35]/[.E35]" office:value-type="float" office:value="9" calcext:value-type="float">
            <text:p>9</text:p>
          </table:table-cell>
          <table:table-cell table:formula="of:=[.N35]/[.E35]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time(n)/time(10000)</text:p>
          </table:table-cell>
          <table:table-cell office:value-type="float" office:value="0" calcext:value-type="float">
            <text:p>0</text:p>
          </table:table-cell>
          <table:table-cell table:formula="of:=[.E47]/[.E47]" office:value-type="float" office:value="1" calcext:value-type="float">
            <text:p>1</text:p>
          </table:table-cell>
          <table:table-cell table:formula="of:=[.F50]/[.E50]" office:value-type="float" office:value="2.14772736147428" calcext:value-type="float">
            <text:p>2.14772736147428</text:p>
          </table:table-cell>
          <table:table-cell table:formula="of:=[.G50]/[.E50]" office:value-type="float" office:value="3.52373810118113" calcext:value-type="float">
            <text:p>3.52373810118113</text:p>
          </table:table-cell>
          <table:table-cell table:formula="of:=[.H50]/[.E50]" office:value-type="float" office:value="5.10494308679549" calcext:value-type="float">
            <text:p>5.10494308679549</text:p>
          </table:table-cell>
          <table:table-cell table:formula="of:=[.I50]/[.E50]" office:value-type="float" office:value="6.8387767030881" calcext:value-type="float">
            <text:p>6.8387767030881</text:p>
          </table:table-cell>
          <table:table-cell table:formula="of:=[.J50]/[.E50]" office:value-type="float" office:value="8.75634097392694" calcext:value-type="float">
            <text:p>8.75634097392694</text:p>
          </table:table-cell>
          <table:table-cell table:formula="of:=[.K50]/[.E50]" office:value-type="float" office:value="10.9007598468358" calcext:value-type="float">
            <text:p>10.9007598468358</text:p>
          </table:table-cell>
          <table:table-cell table:formula="of:=[.L50]/[.E50]" office:value-type="float" office:value="13.1534936858277" calcext:value-type="float">
            <text:p>13.1534936858277</text:p>
          </table:table-cell>
          <table:table-cell table:formula="of:=[.M50]/[.E50]" office:value-type="float" office:value="15.6477309620673" calcext:value-type="float">
            <text:p>15.6477309620673</text:p>
          </table:table-cell>
          <table:table-cell table:formula="of:=[.N50]/[.E50]" office:value-type="float" office:value="18.3469383346213" calcext:value-type="float">
            <text:p>18.346938334621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 style:data-style-name="N2" text:time-value="22:23:14.489089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7:49:35.009283257</meta:creation-date>
    <meta:generator>LibreOffice/5.4.6.2$Linux_X86_64 LibreOffice_project/40m0$Build-2</meta:generator>
    <dc:date>2018-05-30T22:24:55.899919490</dc:date>
    <meta:editing-duration>PT4H22M30S</meta:editing-duration>
    <meta:editing-cycles>34</meta:editing-cycles>
    <meta:document-statistic meta:table-count="1" meta:cell-count="4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14cm" svg:height="10.263cm" xlink:href=".." xlink:type="simple" chart:class="chart:bar" chart:style-name="ch1">
        <chart:title svg:x="9.47cm" svg:y="0.341cm" chart:style-name="ch2">
          <text:p>Sequential</text:p>
        </chart:title>
        <chart:subtitle svg:x="6.85cm" svg:y="1.351cm" chart:style-name="ch3">
          <text:p>(n/10000)^2 vs Time(n)/Time(10000)</text:p>
        </chart:subtitle>
        <chart:legend chart:legend-position="end" svg:x="19.198cm" svg:y="4.583cm" style:legend-expansion="high" chart:style-name="ch4"/>
        <chart:plot-area chart:style-name="ch5" table:cell-range-address="Sheet1.E23:Sheet1.N24" chart:data-source-has-labels="row" svg:x="1.441cm" svg:y="2.265cm" svg:width="17.327cm" svg:height="6.812cm">
          <chartooo:coordinate-region svg:x="2.327cm" svg:y="2.464cm" svg:width="16.441cm" svg:height="5.966cm"/>
          <chart:axis chart:dimension="x" chart:name="primary-x" chart:style-name="ch6">
            <chart:title svg:x="9.359cm" svg:y="9.282cm" chart:style-name="ch7">
              <text:p>n/10000</text:p>
            </chart:title>
          </chart:axis>
          <chart:axis chart:dimension="y" chart:name="primary-y" chart:style-name="ch8">
            <chart:title svg:x="0.451cm" svg:y="7.395cm" chart:style-name="ch9">
              <text:p>time(n)/time(10000)</text:p>
            </chart:title>
            <chart:grid chart:style-name="ch10" chart:class="major"/>
          </chart:axis>
          <chart:series chart:style-name="ch11" chart:values-cell-range-address="Sheet1.E23:Sheet1.N23" loext:label-string="n_square" chart:class="chart:bar">
            <chart:data-point chart:repeated="10"/>
          </chart:series>
          <chart:series chart:style-name="ch12" chart:values-cell-range-address="Sheet1.E24:Sheet1.N24" loext:label-string="div_time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_square</text:p>
              </table:table-cell>
              <table:table-cell office:value-type="string">
                <text:p>div_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3:Sheet1.N23</svg:desc>
                </draw:g>
              </table:table-cell>
              <table:table-cell office:value-type="float" office:value="1">
                <text:p>1</text:p>
                <draw:g>
                  <svg:desc>Sheet1.E24:Sheet1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3142857142857">
                <text:p>4.23142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.88857142857143">
                <text:p>9.88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7.7971428571429">
                <text:p>17.79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6.4714285714286">
                <text:p>26.4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40.6714285714286">
                <text:p>40.6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72.8971428571429">
                <text:p>72.89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92.3571428571429">
                <text:p>92.3571428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17.677142857143">
                <text:p>117.67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19cm" svg:height="11.611cm" xlink:href=".." xlink:type="simple" chart:class="chart:scatter" chart:style-name="ch1">
        <chart:title svg:x="7.119cm" svg:y="0.368cm" chart:style-name="ch2">
          <text:p>BubbleSort</text:p>
        </chart:title>
        <chart:subtitle svg:x="6.246cm" svg:y="1.405cm" chart:style-name="ch3">
          <text:p>Sequential vs Parallel</text:p>
        </chart:subtitle>
        <chart:legend chart:legend-position="top" svg:x="5.777cm" svg:y="2.299cm" style:legend-expansion="wide" chart:style-name="ch4"/>
        <chart:plot-area chart:style-name="ch5" table:cell-range-address="Sheet1.D5:Sheet1.N5 Sheet1.D20:Sheet1.N20 Sheet1.D50:Sheet1.N50" chart:data-source-has-labels="row" svg:x="1.349cm" svg:y="3.129cm" svg:width="15.232cm" svg:height="7.269cm">
          <chartooo:coordinate-region svg:x="2.023cm" svg:y="3.328cm" svg:width="13.921cm" svg:height="6.423cm"/>
          <chart:axis chart:dimension="x" chart:name="primary-x" chart:style-name="ch6">
            <chart:title svg:x="8.617cm" svg:y="10.63cm" chart:style-name="ch7">
              <text:p>size</text:p>
            </chart:title>
          </chart:axis>
          <chart:axis chart:dimension="y" chart:name="primary-y" chart:style-name="ch6">
            <chart:title svg:x="0.451cm" svg:y="7.654cm" chart:style-name="ch8">
              <text:p>Time (sec)</text:p>
            </chart:title>
            <chart:grid chart:style-name="ch9" chart:class="major"/>
          </chart:axis>
          <chart:series chart:style-name="ch10" chart:values-cell-range-address="Sheet1.D20:Sheet1.N20" loext:label-string="sequential" chart:class="chart:scatter">
            <chart:domain table:cell-range-address="Sheet1.D5:Sheet1.N5"/>
            <chart:data-point chart:repeated="11"/>
          </chart:series>
          <chart:series chart:style-name="ch11" chart:values-cell-range-address="Sheet1.D50:Sheet1.N50" loext:label-string="parallel" chart:class="chart:scatter">
            <chart:domain table:cell-range-address="Sheet1.D35:Sheet1.N3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5</text:p>
              </table:table-cell>
              <table:table-cell office:value-type="string">
                <text:p>sequential</text:p>
              </table:table-cell>
              <table:table-cell office:value-type="string">
                <text:p>Row 35</text:p>
              </table:table-cell>
              <table:table-cell office:value-type="string">
                <text:p>parall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D5:Sheet1.N5</svg:desc>
                </draw:g>
              </table:table-cell>
              <table:table-cell office:value-type="float" office:value="0.069">
                <text:p>0.069</text:p>
                <draw:g>
                  <svg:desc>Sheet1.D20:Sheet1.N20</svg:desc>
                </draw:g>
              </table:table-cell>
              <table:table-cell office:value-type="float" office:value="5000">
                <text:p>5000</text:p>
                <draw:g>
                  <svg:desc>Sheet1.D35:Sheet1.N35</svg:desc>
                </draw:g>
              </table:table-cell>
              <table:table-cell office:value-type="float" office:value="0.04787896">
                <text:p>0.04787896</text:p>
                <draw:g>
                  <svg:desc>Sheet1.D50:Sheet1.N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35">
                <text:p>0.35</text:p>
              </table:table-cell>
              <table:table-cell office:value-type="float" office:value="10000">
                <text:p>10000</text:p>
              </table:table-cell>
              <table:table-cell office:value-type="float" office:value="0.09859487">
                <text:p>0.09859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.481">
                <text:p>1.481</text:p>
              </table:table-cell>
              <table:table-cell office:value-type="float" office:value="20000">
                <text:p>20000</text:p>
              </table:table-cell>
              <table:table-cell office:value-type="float" office:value="0.2117549">
                <text:p>0.211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3.461">
                <text:p>3.461</text:p>
              </table:table-cell>
              <table:table-cell office:value-type="float" office:value="30000">
                <text:p>30000</text:p>
              </table:table-cell>
              <table:table-cell office:value-type="float" office:value="0.3474225">
                <text:p>0.3474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6.229">
                <text:p>6.229</text:p>
              </table:table-cell>
              <table:table-cell office:value-type="float" office:value="40000">
                <text:p>40000</text:p>
              </table:table-cell>
              <table:table-cell office:value-type="float" office:value="0.5033212">
                <text:p>0.5033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9.265">
                <text:p>9.265</text:p>
              </table:table-cell>
              <table:table-cell office:value-type="float" office:value="50000">
                <text:p>50000</text:p>
              </table:table-cell>
              <table:table-cell office:value-type="float" office:value="0.6742683">
                <text:p>0.6742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14.235">
                <text:p>14.235</text:p>
              </table:table-cell>
              <table:table-cell office:value-type="float" office:value="60000">
                <text:p>60000</text:p>
              </table:table-cell>
              <table:table-cell office:value-type="float" office:value="0.8633303">
                <text:p>0.8633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19.46">
                <text:p>19.46</text:p>
              </table:table-cell>
              <table:table-cell office:value-type="float" office:value="70000">
                <text:p>70000</text:p>
              </table:table-cell>
              <table:table-cell office:value-type="float" office:value="1.074759">
                <text:p>1.074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25.514">
                <text:p>25.514</text:p>
              </table:table-cell>
              <table:table-cell office:value-type="float" office:value="80000">
                <text:p>80000</text:p>
              </table:table-cell>
              <table:table-cell office:value-type="float" office:value="1.296867">
                <text:p>1.2968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32.325">
                <text:p>32.325</text:p>
              </table:table-cell>
              <table:table-cell office:value-type="float" office:value="90000">
                <text:p>90000</text:p>
              </table:table-cell>
              <table:table-cell office:value-type="float" office:value="1.542786">
                <text:p>1.542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41.187">
                <text:p>41.187</text:p>
              </table:table-cell>
              <table:table-cell office:value-type="float" office:value="100000">
                <text:p>100000</text:p>
              </table:table-cell>
              <table:table-cell office:value-type="float" office:value="1.808914">
                <text:p>1.808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3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88cm" svg:height="12.376cm" xlink:href=".." xlink:type="simple" chart:class="chart:bar" chart:style-name="ch1">
        <chart:title svg:x="6.969cm" svg:y="0.383cm" chart:style-name="ch2">
          <text:p>n/10000 vs Time</text:p>
        </chart:title>
        <chart:legend chart:legend-position="end" svg:x="15.334cm" svg:y="5.64cm" style:legend-expansion="high" chart:style-name="ch3"/>
        <chart:plot-area chart:style-name="ch4" table:cell-range-address="Sheet1.E20:Sheet1.N20 Sheet1.E50:Sheet1.N50" chart:data-source-has-labels="row" svg:x="1.368cm" svg:y="1.435cm" svg:width="13.609cm" svg:height="9.713cm">
          <chartooo:coordinate-region svg:x="2.042cm" svg:y="1.634cm" svg:width="12.935cm" svg:height="8.867cm"/>
          <chart:axis chart:dimension="x" chart:name="primary-x" chart:style-name="ch5">
            <chart:title svg:x="7.427cm" svg:y="11.395cm" chart:style-name="ch6">
              <text:p>n/10000</text:p>
            </chart:title>
          </chart:axis>
          <chart:axis chart:dimension="y" chart:name="primary-y" chart:style-name="ch7">
            <chart:title svg:x="0.451cm" svg:y="7.182cm" chart:style-name="ch8">
              <text:p>Time (sec)</text:p>
            </chart:title>
            <chart:grid chart:style-name="ch9" chart:class="major"/>
          </chart:axis>
          <chart:series chart:style-name="ch10" chart:values-cell-range-address="Sheet1.E20:Sheet1.N20" loext:label-string="sequential" chart:class="chart:bar">
            <chart:data-point chart:repeated="9"/>
            <chart:data-point chart:style-name="ch11"/>
          </chart:series>
          <chart:series chart:style-name="ch12" chart:values-cell-range-address="Sheet1.E50:Sheet1.N50" loext:label-string="parallel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</table:table-cell>
              <table:table-cell office:value-type="string">
                <text:p>parall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">
                <text:p>0.35</text:p>
                <draw:g>
                  <svg:desc>Sheet1.E20:Sheet1.N20</svg:desc>
                </draw:g>
              </table:table-cell>
              <table:table-cell office:value-type="float" office:value="0.09859487">
                <text:p>0.09859487</text:p>
                <draw:g>
                  <svg:desc>Sheet1.E50:Sheet1.N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1">
                <text:p>1.481</text:p>
              </table:table-cell>
              <table:table-cell office:value-type="float" office:value="0.2117549">
                <text:p>0.2117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61">
                <text:p>3.461</text:p>
              </table:table-cell>
              <table:table-cell office:value-type="float" office:value="0.3474225">
                <text:p>0.3474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29">
                <text:p>6.229</text:p>
              </table:table-cell>
              <table:table-cell office:value-type="float" office:value="0.5033212">
                <text:p>0.5033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265">
                <text:p>9.265</text:p>
              </table:table-cell>
              <table:table-cell office:value-type="float" office:value="0.6742683">
                <text:p>0.6742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35">
                <text:p>14.235</text:p>
              </table:table-cell>
              <table:table-cell office:value-type="float" office:value="0.8633303">
                <text:p>0.8633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46">
                <text:p>19.46</text:p>
              </table:table-cell>
              <table:table-cell office:value-type="float" office:value="1.074759">
                <text:p>1.074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514">
                <text:p>25.514</text:p>
              </table:table-cell>
              <table:table-cell office:value-type="float" office:value="1.296867">
                <text:p>1.296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325">
                <text:p>32.325</text:p>
              </table:table-cell>
              <table:table-cell office:value-type="float" office:value="1.542786">
                <text:p>1.542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187">
                <text:p>41.187</text:p>
              </table:table-cell>
              <table:table-cell office:value-type="float" office:value="1.808914">
                <text:p>1.808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14cm" svg:height="10.263cm" xlink:href=".." xlink:type="simple" chart:class="chart:bar" chart:style-name="ch1">
        <chart:title svg:x="9.854cm" svg:y="0.341cm" chart:style-name="ch2">
          <text:p>Parallel</text:p>
        </chart:title>
        <chart:subtitle svg:x="7.313cm" svg:y="1.351cm" chart:style-name="ch3">
          <text:p>n/10000 vs Time(n)/Time(10000)</text:p>
        </chart:subtitle>
        <chart:legend chart:legend-position="end" svg:x="19.251cm" svg:y="4.583cm" style:legend-expansion="high" chart:style-name="ch4"/>
        <chart:plot-area chart:style-name="ch5" table:cell-range-address="Sheet1.E52:Sheet1.N52 Sheet1.E54:Sheet1.N54" chart:data-source-has-labels="row" svg:x="1.441cm" svg:y="2.265cm" svg:width="17.38cm" svg:height="6.812cm">
          <chartooo:coordinate-region svg:x="2.115cm" svg:y="2.464cm" svg:width="16.706cm" svg:height="5.966cm"/>
          <chart:axis chart:dimension="x" chart:name="primary-x" chart:style-name="ch6">
            <chart:title svg:x="9.386cm" svg:y="9.282cm" chart:style-name="ch7">
              <text:p>n/10000</text:p>
            </chart:title>
          </chart:axis>
          <chart:axis chart:dimension="y" chart:name="primary-y" chart:style-name="ch8">
            <chart:title svg:x="0.451cm" svg:y="7.395cm" chart:style-name="ch9">
              <text:p>time(n)/time(10000)</text:p>
            </chart:title>
            <chart:grid chart:style-name="ch10" chart:class="major"/>
          </chart:axis>
          <chart:series chart:style-name="ch11" chart:values-cell-range-address="Sheet1.E52:Sheet1.N52" loext:label-string="n" chart:class="chart:bar">
            <chart:data-point chart:repeated="10"/>
          </chart:series>
          <chart:series chart:style-name="ch12" chart:values-cell-range-address="Sheet1.E54:Sheet1.N54" loext:label-string="div_time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</table:table-cell>
              <table:table-cell office:value-type="string">
                <text:p>div_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52:Sheet1.N52</svg:desc>
                </draw:g>
              </table:table-cell>
              <table:table-cell office:value-type="float" office:value="1">
                <text:p>1</text:p>
                <draw:g>
                  <svg:desc>Sheet1.E54:Sheet1.N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4772736147428">
                <text:p>2.14772736147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52373810118113">
                <text:p>3.52373810118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10494308679549">
                <text:p>5.10494308679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8387767030881">
                <text:p>6.8387767030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5634097392694">
                <text:p>8.756340973926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9007598468358">
                <text:p>10.9007598468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1534936858277">
                <text:p>13.1534936858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.6477309620673">
                <text:p>15.6477309620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3469383346213">
                <text:p>18.3469383346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